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el desarrollo del anfitrión y la escena en la que cobra vida.</text:p>
      <text:p text:style-name="Horizontal_20_Line"/>
      <text:h text:style-name="Heading_20_3" text:outline-level="3"><text:span text:style-name="Strong_20_Emphasis">Kael, el Hombre de Cristal</text:span></text:h>
      <text:p text:style-name="Text_20_body">La estatua, esculpida en un cristal translúcido con reflejos azulados, representa a un hombre de rostro sereno y mirada sabia, vestido con túnicas que parecen ondear a pesar de su inmovilidad. Los pliegues en su vestimenta están detallados con precisión, y sus manos están juntas, como si sostuvieran algo invisible. En su pecho hay un símbolo tallado: un hexágono entrelazado con líneas curvas, el antiguo emblema de Acquanthis.</text:p>
      <text:p text:style-name="Text_20_body">Dentro de la estatua, sin que nadie lo supiera durante siglos, una conciencia dormía. Los magos de la ciudad, en un intento por preservar su legado, crearon copias de las mentes más brillantes de Acquanthis. Kael fue uno de ellos, un filósofo e investigador que dedicó su vida a comprender los secretos del universo. Pero ahora, su conciencia atrapada en el cristal ha quedado desconectada del tiempo.</text:p>
      <text:p text:style-name="Text_20_body">Cuando despierte, no sabrá que han pasado siglos. Para él, la ciudad aún existe, su gente sigue viva, y su hogar está intacto. La verdad se revelará poco a poco, en un choque entre la memoria y la realidad.</text:p>
      <text:p text:style-name="Horizontal_20_Line"/>
      <text:h text:style-name="Heading_20_3" text:outline-level="3"><text:span text:style-name="Strong_20_Emphasis">La Escena: Elara Encuentra la Estatua de Cristal</text:span></text:h>
      <text:p text:style-name="Text_20_body">Elara avanzaba con cautela por las ruinas, sus pasos resonando en el suelo de mármol agrietado. La luz del sol se filtraba a través de las aberturas del techo derrumbado, iluminando fragmentos de piedra y metal corroído. Las ruinas de Acquanthis eran un cementerio silencioso de una civilización olvidada.</text:p>
      <text:p text:style-name="Text_20_body">Entonces la vio.</text:p>
      <text:p text:style-name="Text_20_body">En el centro de una gran sala de columnas rotas, rodeada por escombros cubiertos de musgo, una estatua de cristal azul se alzaba imponente. No era como las demás figuras erosionadas por el tiempo. Su superficie brillaba con una pureza imposible, como si la hubieran esculpido apenas ayer.</text:p>
      <text:p text:style-name="Text_20_body">Elara se acercó con fascinación y alargó la mano. Apenas sus dedos rozaron la superficie fría, un destello de luz azul inundó la sala.</text:p>
      <text:p text:style-name="Text_20_body">Un sonido de crujidos y chispas recorrió la estatua. Fisuras luminosas serpenteaban por su superficie y, de repente, un fuerte latido resonó en su interior, como el despertar de un corazón dormido.</text:p>
      <text:p text:style-name="Text_20_body">Los ojos de la estatua, antes vacíos, se llenaron de un brillo profundo. Su boca se entreabrió y dejó escapar un susurro:</text:p>
      <text:p text:style-name="Text_20_body">—¿Dónde… dónde estoy?</text:p>
      <text:p text:style-name="Text_20_body">La estatua dio un paso adelante. Elara retrocedió, con el corazón desbocado. La figura de cristal parpadeó, y poco a poco su rigidez se volvió fluida, como si la vida misma estuviera invadiendo su forma.</text:p>
      <text:p text:style-name="Text_20_body">El hombre de cristal la miró con una mezcla de desconcierto y urgencia.</text:p>
      <text:p text:style-name="Text_20_body"><text:soft-page-break/>—La ciudad… ¿Acquanthis? —su voz era firme, pero temblaba de incertidumbre—. Algo está mal. Esto no es… esto no es como lo recuerdo.</text:p>
      <text:p text:style-name="Text_20_body">Sus ojos recorrieron el lugar, viendo no los majestuosos edificios de antaño, sino ruinas, polvo y olvido. Se tambaleó, como si la revelación lo golpeara físicamente.</text:p>
      <text:p text:style-name="Text_20_body">—¿Qué ha pasado? ¿Dónde está mi gente?</text:p>
      <text:p text:style-name="Text_20_body">Elara tragó saliva. Sabía que tenía que decirle la verdad, pero, ¿cómo se explica el paso de los siglos a alguien que aún cree estar en su propio tiempo?</text:p>
      <text:p text:style-name="Text_20_body">—No sé cómo decir esto… pero Acquanthis… cayó. Hace mucho tiempo.</text:p>
      <text:p text:style-name="Text_20_body">El hombre de cristal la miró fijamente. Su expresión era una tormenta de emociones: incredulidad, negación, miedo.</text:p>
      <text:p text:style-name="Text_20_body">—No… eso no puede ser. Yo… yo estaba aquí. Yo…</text:p>
      <text:p text:style-name="Text_20_body">Su voz se quebró. Miró sus propias manos y vio la luz filtrándose a través de ellas. La verdad empezó a deslizarse en su mente como un veneno amargo.</text:p>
      <text:p text:style-name="Text_20_body">—No soy real, ¿verdad? —susurró.</text:p>
      <text:p text:style-name="Text_20_body">Elara sintió un nudo en el estómago.</text:p>
      <text:p text:style-name="Text_20_body">—No sé qué eres exactamente —respondió con sinceridad—. Pero eres lo único que queda de Acquanthis… y necesito tu ayuda.</text:p>
      <text:p text:style-name="Text_20_body">El hombre respiró profundamente, aunque no tenía pulmones reales. Su mente, entrenada para la lógica y la razón, luchó contra el abismo de la confusión. Y al final, aceptó lo inevitable.</text:p>
      <text:p text:style-name="Text_20_body">—Si mi ciudad ya no existe, si mi gente se ha ido… entonces debo descubrir qué ocurrió.</text:p>
      <text:p text:style-name="Text_20_body">Se giró hacia Elara, su mirada más firme ahora, con un propósito renacido.</text:p>
      <text:p text:style-name="Text_20_body">—Te ayudaré. Vamos a explorar las ruinas. Vamos a encontrar la verdad.</text:p>
      <text:p text:style-name="Text_20_body">Elara asintió. Juntos, emprendieron el camino hacia el corazón de los restos de Acquanthis, donde los secretos del pasado aguardaban su momento para ser revelados.</text:p>
      <text:p text:style-name="Horizontal_20_Line"/>
      <text:p text:style-name="Text_20_body">💡 <text:span text:style-name="Strong_20_Emphasis">¿Qué te parece este desarrollo?</text:span> Puedo ajustar detalles o expandir ciertas partes si lo deseas.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8T17:40:20.301000000</meta:creation-date>
    <dc:date>2025-02-08T17:58:30.352000000</dc:date>
    <meta:editing-duration>PT8M</meta:editing-duration>
    <meta:editing-cycles>1</meta:editing-cycles>
    <meta:document-statistic meta:table-count="0" meta:image-count="0" meta:object-count="0" meta:page-count="2" meta:paragraph-count="32" meta:word-count="731" meta:character-count="4268" meta:non-whitespace-character-count="3571"/>
    <meta:generator>LibreOffice/7.3.5.2$Windows_X86_64 LibreOffice_project/184fe81b8c8c30d8b5082578aee2fed2ea847c01</meta:generator>
  </office:meta>
</office:document-meta>
</file>